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8f9eb" officeooo:paragraph-rsid="0008f9e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8f9eb" officeooo:paragraph-rsid="0008f9eb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8f9eb" officeooo:paragraph-rsid="0008f9e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8f9eb" officeooo:paragraph-rsid="000d16eb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f9eb" officeooo:paragraph-rsid="0008f9e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16eb" officeooo:paragraph-rsid="000d16e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0569b" officeooo:paragraph-rsid="0010569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bold" officeooo:rsid="00091632" officeooo:paragraph-rsid="00091632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d16eb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8f9eb" officeooo:paragraph-rsid="0008f9eb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9d011" officeooo:paragraph-rsid="0008f9eb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9d011" officeooo:paragraph-rsid="0014bb6c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officeooo:rsid="000d16eb" officeooo:paragraph-rsid="000d16eb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3pt" style:text-underline-style="none" fo:font-weight="normal" officeooo:rsid="0010569b" officeooo:paragraph-rsid="0010569b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3pt" style:text-underline-style="none" fo:font-weight="normal" officeooo:rsid="0010569b" officeooo:paragraph-rsid="00120d45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16eb" officeooo:paragraph-rsid="000d16eb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f9e0c" officeooo:paragraph-rsid="0008f9eb" style:font-size-asian="11.3500003814697pt" style:font-weight-asian="bold" style:font-size-complex="13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8f9eb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0d16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163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91632"/>
    </style:style>
    <style:style style:name="T5" style:family="text">
      <style:text-properties officeooo:rsid="0009d011"/>
    </style:style>
    <style:style style:name="T6" style:family="text">
      <style:text-properties fo:font-size="13pt" style:text-underline-style="none" fo:font-weight="normal" officeooo:rsid="0008f9eb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09d011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bold" officeooo:rsid="0009d011" style:font-size-asian="11.3500003814697pt" style:font-weight-asian="bold" style:font-size-complex="13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officeooo:rsid="000eb6bc"/>
    </style:style>
    <style:style style:name="T11" style:family="text">
      <style:text-properties officeooo:rsid="00120d45"/>
    </style:style>
    <style:style style:name="T12" style:family="text">
      <style:text-properties officeooo:rsid="00131dd5"/>
    </style:style>
    <style:style style:name="T13" style:family="text">
      <style:text-properties officeooo:rsid="0014bb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ING AND EXTRACTING DATA FROM FILES</text:p>
      <text:p text:style-name="P1"/>
      <text:p text:style-name="P1"/>
      <text:p text:style-name="P2"/>
      <text:p text:style-name="P3">COMMAND LINE PIPES</text:p>
      <text:p text:style-name="P3"/>
      <text:p text:style-name="P3"/>
      <text:p text:style-name="P5">Piping is the process to take the output of one command as an input to the other command. This is one of the most powerful tools in the command line.</text:p>
      <text:p text:style-name="P5"/>
      <text:p text:style-name="P5"><text:span text:style-name="T1">| -</text:span> the pipe symbol</text:p>
      <text:p text:style-name="P5"/>
      <text:p text:style-name="P5"><text:span text:style-name="T1">grep –</text:span> searches any given input files selecting lines that match one or more patterns</text:p>
      <text:p text:style-name="P5"/>
      <text:p text:style-name="P5"><text:span text:style-name="T2">wc – </text:span><text:span text:style-name="T4">word count utility</text:span> </text:p>
      <text:p text:style-name="P5"/>
      <text:p text:style-name="P8">cut – <text:span text:style-name="T3">removes sections from each line of the file</text:span></text:p>
      <text:p text:style-name="P5"/>
      <text:p text:style-name="P5"/>
      <text:p text:style-name="P5"/>
      <text:list xml:id="list1754830102" text:style-name="L1">
        <text:list-item>
          <text:p text:style-name="P10">cd Desktop/Archive/ <text:span text:style-name="T5">(Moving towards the Archive folder where we have the ‘american-english’ file)</text:span></text:p>
          <text:p text:style-name="P10"/>
        </text:list-item>
        <text:list-item>
          <text:p text:style-name="P10">grep Apple american-english <text:span text:style-name="T5">(Searches all the lines containing Apple and prints them as output)</text:span></text:p>
          <text:p text:style-name="P10"/>
        </text:list-item>
        <text:list-item>
          <text:p text:style-name="P10">grep -E ^M american-english <text:span text:style-name="T5">(Searches for lines starting from capital M, prints them)</text:span></text:p>
          <text:p text:style-name="P10"/>
        </text:list-item>
        <text:list-item>
          <text:p text:style-name="P10">cat american-english | grep Apple <text:span text:style-name="T5">(Searching Apple from the file through grep and pipe)</text:span></text:p>
          <text:p text:style-name="P10"/>
        </text:list-item>
        <text:list-item>
          <text:p text:style-name="P10">wc -l american-english <text:span text:style-name="T5">(Lines count of american-english file)</text:span></text:p>
          <text:p text:style-name="P10"/>
        </text:list-item>
        <text:list-item>
          <text:p text:style-name="P18"><text:span text:style-name="T6">cat american-english | grep Muslim | wc -l <text:s/></text:span><text:span text:style-name="T7">(Searches in how many lines does the word ‘Muslim’ has came)</text:span></text:p>
          <text:p text:style-name="P11"/>
        </text:list-item>
        <text:list-item>
          <text:p text:style-name="P11">cat /etc/passwd | grep gaditek <text:s/>(searching username from log files)</text:p>
          <text:p text:style-name="P11"/>
        </text:list-item>
        <text:list-item>
          <text:p text:style-name="P18"><text:span text:style-name="T7">cat /etc/passwd | grep gaditek | cut -d: -f6 (Using </text:span><text:span text:style-name="T8">cut</text:span><text:span text:style-name="T7"> command to print a particular section from previous output, </text:span><text:span text:style-name="T8">cut</text:span><text:span text:style-name="T7"> uses delimiter and section number as given in the command)</text:span></text:p>
          <text:p text:style-name="P11"/>
        </text:list-item>
        <text:list-item>
          <text:p text:style-name="P11">cat /etc/passwd | grep gaditek | wc -l (Checks how many lines contain word ‘gaditek’ in the logs) </text:p>
          <text:p text:style-name="P11"/>
        </text:list-item>
        <text:list-item>
          <text:p text:style-name="P11"><text:s/>grep -o -E '\w+' essay.txt | awk 'NR%2 == 1' <text:span text:style-name="T13">(Sepetates unique words from paragraph and prints out words with odd sequence)</text:span></text:p>
          <text:p text:style-name="P11"/>
        </text:list-item>
        <text:list-item>
          <text:p text:style-name="P12"><text:soft-page-break/>grep -o -E '\w+' essay.txt | grep A &gt; output.txt <text:span text:style-name="T13">(Separates unique words from paragraph and searches words containing ‘A’, and putting the output in a newfile)</text:span></text:p>
        </text:list-item>
      </text:list>
      <text:p text:style-name="P5"><text:s/></text:p>
      <text:p text:style-name="P5"/>
      <text:p text:style-name="P5"/>
      <text:p text:style-name="P5"/>
      <text:p text:style-name="P5"/>
      <text:p text:style-name="P16">I/O REDIRECTION</text:p>
      <text:p text:style-name="P4"/>
      <text:p text:style-name="P4"/>
      <text:p text:style-name="P6">I/O Redicrection may be used to feed input to a command line from a file, or send the output of a command to a file. </text:p>
      <text:p text:style-name="P6"/>
      <text:p text:style-name="P6">(command) <text:span text:style-name="T9">&lt; </text:span>(file) == read input from a file</text:p>
      <text:p text:style-name="P6"/>
      <text:p text:style-name="P6">(command) <text:span text:style-name="T9">&gt; </text:span>(file) == send output to a file</text:p>
      <text:p text:style-name="P6"/>
      <text:p text:style-name="P6">(command) <text:span text:style-name="T9">&gt;&gt; </text:span>(file) == append output to a file</text:p>
      <text:p text:style-name="P6"/>
      <text:p text:style-name="P6"/>
      <text:list xml:id="list4285789469" text:style-name="L2">
        <text:list-item>
          <text:p text:style-name="P13">cat american-english | grep Apple (Searching Apple from the american-english file)</text:p>
          <text:p text:style-name="P13"/>
        </text:list-item>
        <text:list-item>
          <text:p text:style-name="P13">cat american-english | grep Apple &gt; apple_results,.txt <text:s/>(Making a file through output of search command, it creates a new file in which we have our output)</text:p>
          <text:p text:style-name="P13"/>
        </text:list-item>
        <text:list-item>
          <text:p text:style-name="P13">cat american-english | grep Ball &gt;&gt; apple_results,.txt <text:s/>(Searching Ball from american-english file and appending it into the apple_results.txt file)</text:p>
          <text:p text:style-name="P13"/>
        </text:list-item>
        <text:list-item>
          <text:p text:style-name="P13">cat american-english | grep My &gt; my_results,.txt <text:s/>(Searching for ‘My’ in the american-english file, and making new file ‘my_results.txt’)</text:p>
          <text:p text:style-name="P13"/>
        </text:list-item>
        <text:list-item>
          <text:p text:style-name="P19">cat american-english | grep Ball &gt;&gt; my_results,.txt <text:s/><text:span text:style-name="T10">(Searching for Ball in the file and appending it to ‘my_results.txt’ file)</text:span></text:p>
          <text:p text:style-name="P19"/>
        </text:list-item>
        <text:list-item>
          <text:p text:style-name="P19">cat my_results.txt | sort &gt; sorted_my_results.txt <text:span text:style-name="T10">(Creating a sorted version of ‘my_result.txt’ through piping sort command)</text:span></text:p>
          <text:p text:style-name="P19"/>
        </text:list-item>
        <text:list-item>
          <text:p text:style-name="P19">grep Ball &lt; sorted_my_results.txt <text:span text:style-name="T10">(Carrying out the file results into the searching command)</text:span></text:p>
        </text:list-item>
      </text:list>
      <text:p text:style-name="P9"/>
      <text:p text:style-name="P9"/>
      <text:p text:style-name="P9"/>
      <text:p text:style-name="P9"/>
      <text:p text:style-name="P17">BASIC REGULAR EXPRESSIONS</text:p>
      <text:p text:style-name="P3"/>
      <text:p text:style-name="P3"/>
      <text:p text:style-name="P7">Regular Expression or regex are used to match patterns in text, similar to globbing</text:p>
      <text:p text:style-name="P7"/>
      <text:p text:style-name="P7">“^text” (Match start of line)</text:p>
      <text:p text:style-name="P7">“text$” (Match end of line)</text:p>
      <text:p text:style-name="P7"><text:soft-page-break/>“^text$” (Match start and end of line)</text:p>
      <text:p text:style-name="P7">“text1 | text2” (Match either string or character)</text:p>
      <text:p text:style-name="P7"/>
      <text:p text:style-name="P7"/>
      <text:p text:style-name="P7"/>
      <text:p text:style-name="P7"/>
      <text:list xml:id="list1483007986" text:style-name="L3">
        <text:list-item>
          <text:p text:style-name="P14">cat american-english | grep -E "^Apple" <text:s/><text:span text:style-name="T11">(Lines start with Apple)</text:span></text:p>
          <text:p text:style-name="P14"/>
        </text:list-item>
        <text:list-item>
          <text:p text:style-name="P14">cat american-english | grep -E "^seed" <text:s/><text:span text:style-name="T11">(Lines start with seed)</text:span></text:p>
          <text:p text:style-name="P14"/>
        </text:list-item>
        <text:list-item>
          <text:p text:style-name="P14">cat american-english | grep -E "Apple$" <text:span text:style-name="T11">(Lines in ending with Apple)</text:span></text:p>
          <text:p text:style-name="P14"/>
        </text:list-item>
        <text:list-item>
          <text:p text:style-name="P14">cat american-english | grep -E "apple$" <text:span text:style-name="T11">(Lines ending with apple)</text:span></text:p>
          <text:p text:style-name="P14"/>
        </text:list-item>
        <text:list-item>
          <text:p text:style-name="P14">cat american-english | grep -E "Apple|Ball" <text:span text:style-name="T11">(Lines starting with Apple or Ball)</text:span></text:p>
          <text:p text:style-name="P14"/>
        </text:list-item>
        <text:list-item>
          <text:p text:style-name="P14">cat american-english | grep -E "Apple$|Ball$" <text:span text:style-name="T11">(Lines ending with Apple or Ball)</text:span></text:p>
          <text:p text:style-name="P14"/>
        </text:list-item>
        <text:list-item>
          <text:p text:style-name="P14">cat american-english | grep -E "apple$|ball$" <text:span text:style-name="T11">(Lines ending with apple or ball)</text:span></text:p>
          <text:p text:style-name="P14"/>
        </text:list-item>
        <text:list-item>
          <text:p text:style-name="P14">cat american-english | grep -E "Ap*le" <text:span text:style-name="T11">( Lines starting with A, followed by zero or more p’s, followed by ‘le’)</text:span></text:p>
          <text:p text:style-name="P14"/>
        </text:list-item>
        <text:list-item>
          <text:p text:style-name="P14">cat american-english | grep -E "ap*le" <text:span text:style-name="T11">(Lines having an ‘a’, followed by zero or more p’s, followed by ‘le’</text:span><text:span text:style-name="T12">)</text:span></text:p>
          <text:p text:style-name="P14"/>
        </text:list-item>
        <text:list-item>
          <text:p text:style-name="P14"><text:s/>cat american-english | grep -E "ap*le" | grep -E "^ale$" <text:span text:style-name="T11">(Extending previous command through piping and searching for ‘ale’)</text:span></text:p>
          <text:p text:style-name="P14"/>
        </text:list-item>
        <text:list-item>
          <text:p text:style-name="P14"><text:s/>cat american-english | grep -E "Ap+le" <text:span text:style-name="T11">(Lines having A, followed by one or more p’s, followed by ‘le’)</text:span></text:p>
          <text:p text:style-name="P14"/>
        </text:list-item>
        <text:list-item>
          <text:p text:style-name="P15"><text:s/>cat american-english | grep -E "Ap?le" <text:span text:style-name="T11">(Lines having A, followed by maybe a ‘p’, followed by ‘le’)</text:span></text:p>
          <text:p text:style-name="P15"/>
        </text:list-item>
        <text:list-item>
          <text:p text:style-name="P15"><text:s/>cat american-english | grep -E "Ap[p-z]le" <text:span text:style-name="T11">(Lines having ‘Ap’, followed by letter between <text:s/>p to z, followed by ‘le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4:57:57.483067144</meta:creation-date>
    <dc:date>2022-02-11T15:44:32.430657837</dc:date>
    <meta:editing-duration>PT1H36M5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50" meta:word-count="699" meta:character-count="4150" meta:non-whitespace-character-count="3510"/>
  </office:meta>
</office:document-meta>
</file>